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63a49" officeooo:paragraph-rsid="00063a49"/>
    </style:style>
    <style:style style:name="P2" style:family="paragraph" style:parent-style-name="Standard">
      <style:text-properties style:font-name="FreeSans" fo:font-weight="bold" officeooo:rsid="00063a49" officeooo:paragraph-rsid="00063a49" style:font-weight-asian="bold" style:font-weight-complex="bold"/>
    </style:style>
    <style:style style:name="P3" style:family="paragraph" style:parent-style-name="Standard">
      <style:text-properties style:font-name="FreeSans" officeooo:rsid="00075dc5" officeooo:paragraph-rsid="00075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votal Network Security Tools</text:p>
      <text:p text:style-name="P1"/>
      <text:p text:style-name="P3">1. Introduction</text:p>
      <text:p text:style-name="P3"/>
      <text:p text:style-name="P1">Pivotal NST consists of three main components:</text:p>
      <text:p text:style-name="P1"/>
      <text:p text:style-name="P1">Sensors: Processes running on Linux hosts that perform live packet capture or read Unified2 log files generated by Snort/Suricata IDS systems. Captured data is then forwarded to a server process for analysis. Filtering can also be applied at this stage.</text:p>
      <text:p text:style-name="P1"/>
      <text:p text:style-name="P1">Servers: Receive packet capture data from the sensors and perform various analysis and filtering functions. A server process implements an OODA Loop (Observe/Orient/Decide/Act) <text:s/>containing one or more MicroPsi agents that perform the decision making functions.</text:p>
      <text:p text:style-name="P1"/>
      <text:p text:style-name="P1">GUI: Implements 3D visualisation, alerts, reporting and management functions.</text:p>
      <text:p text:style-name="P1"/>
      <text:p text:style-name="P3">2. Installation</text:p>
      <text:p text:style-name="P3"/>
      <text:p text:style-name="P3"/>
      <text:p text:style-name="P3"/>
      <text:p text:style-name="P3">3. Screenshots</text:p>
      <text:p text:style-name="P3"/>
      <text:p text:style-name="P3"/>
      <text:p text:style-name="P3">4. References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08:25:18.999835365</meta:creation-date>
    <dc:date>2014-08-13T09:02:00.629939657</dc:date>
    <meta:editing-duration>PT22M5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9" meta:word-count="103" meta:character-count="723" meta:non-whitespace-character-count="628"/>
  </office:meta>
</office:document-meta>
</file>